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false" style:shrink-to-fit="false" fo:min-height="2.7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stroke="none" draw:stroke-dash="Fine_20_Dashed" draw:fill="none" draw:auto-grow-width="false" fo:min-height="11.43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Yu Gothic" style:font-size-asian="5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Media object 1" draw:style-name="standard" draw:layer="layout" svg:width="4.999cm" svg:height="4.999cm" svg:x="20.501cm" svg:y="14.051cm">
          <draw:plugin xlink:href="../関東(kantō)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5.4cm" svg:height="2.5cm" svg:x="0cm" svg:y="0cm">
          <draw:text-box>
            <text:p><text:span text:style-name="T1">${text!</text:span>""}</text:p>
          </draw:text-box>
        </draw:frame>
        <draw:frame draw:style-name="gr1" draw:text-style-name="P1" draw:layer="layout" svg:width="25.4cm" svg:height="2.5cm" svg:x="0cm" svg:y="2.5cm">
          <draw:text-box>
            <text:p>${romaji!""}</text:p>
          </draw:text-box>
        </draw:frame>
        <draw:frame draw:style-name="gr1" draw:text-style-name="P1" draw:layer="layout" svg:width="25.4cm" svg:height="2.5cm" svg:x="0cm" svg:y="5cm">
          <draw:text-box>
            <text:p><text:span text:style-name="T1">${hiragana!</text:span>""}</text:p>
          </draw:text-box>
        </draw:frame>
        <draw:frame draw:style-name="gr1" draw:text-style-name="P1" draw:layer="layout" svg:width="25.4cm" svg:height="2.5cm" svg:x="0.1cm" svg:y="7.5cm">
          <draw:text-box>
            <text:p>${katakana!""}</text:p>
          </draw:text-box>
        </draw:frame>
        <presentation:notes draw:style-name="dp2">
          <draw:page-thumbnail draw:style-name="gr2" draw:layer="layout" svg:width="12.7cm" svg:height="9.525cm" svg:x="3.175cm" svg:y="1.931cm" draw:page-number="1" presentation:class="page"/>
          <draw:frame presentation:style-name="pr1" draw:text-style-name="P1" draw:layer="layout" svg:width="15.24cm" svg:height="11.43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endless="true" presentation:pause="P0D"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5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stroke-dash="Fine_20_Dashed" draw:fill="none" draw:textarea-horizontal-align="left" draw:auto-grow-width="false" fo:min-height="1.019cm"/>
    </style:style>
    <style:style style:name="Mgr2" style:family="graphic" style:parent-style-name="standard">
      <style:graphic-properties draw:stroke="none" draw:stroke-dash="Fine_20_Dashed" draw:fill="none" draw:auto-grow-width="false" fo:min-height="1.019cm"/>
      <style:paragraph-properties style:writing-mode="lr-tb"/>
    </style:style>
    <style:style style:name="Mgr3" style:family="graphic" style:parent-style-name="standard">
      <style:graphic-properties draw:stroke="none" draw:stroke-dash="Fine_20_Dashed" svg:stroke-width="0.026cm" svg:stroke-color="#000000" draw:fill="solid" draw:fill-color="#ffffff" draw:textarea-horizontal-align="left" draw:auto-grow-width="false" style:protect="position size"/>
    </style:style>
    <style:style style:name="Mpr1" style:family="presentation" style:parent-style-name="Default-title">
      <style:graphic-properties draw:fill="none" draw:auto-grow-width="false" fo:min-height="2.906cm" fo:padding-top="0.13cm" fo:padding-bottom="0.13cm" fo:padding-left="0.25cm" fo:padding-right="0.25cm"/>
      <style:paragraph-properties style:writing-mode="lr-tb"/>
    </style:style>
    <style:style style:name="Mpr2" style:family="presentation" style:parent-style-name="Default-outline1">
      <style:graphic-properties draw:fill="none" draw:auto-grow-width="false" fo:padding-top="0.13cm" fo:padding-bottom="0.13cm" fo:padding-left="0.25cm" fo:padding-right="0.25cm"/>
      <style:paragraph-properties style:writing-mode="lr-tb"/>
    </style:style>
    <style:style style:name="Mpr3" style:family="presentation" style:parent-style-name="Default-backgroundobjects">
      <style:graphic-properties draw:stroke="none" draw:stroke-dash="Fine_20_Dashed" draw:fill="none" draw:auto-grow-width="false" fo:min-height="1.054cm" fo:padding-top="0.13cm" fo:padding-bottom="0.13cm" fo:padding-left="0.25cm" fo:padding-right="0.25cm" fo:wrap-option="no-wrap"/>
      <style:paragraph-properties style:writing-mode="lr-tb"/>
    </style:style>
    <style:style style:name="Mpr4" style:family="presentation" style:parent-style-name="Default-notes">
      <style:graphic-properties draw:fill="none" draw:auto-grow-width="false" fo:min-height="11.421cm"/>
      <style:paragraph-properties style:writing-mode="lr-tb"/>
    </style:style>
    <style:style style:name="MP1" style:family="paragraph">
      <loext:graphic-properties draw:fill="none"/>
    </style:style>
    <style:style style:name="MP2" style:family="paragraph">
      <loext:graphic-properties draw:fill="none"/>
      <style:paragraph-properties style:writing-mode="lr-tb"/>
    </style:style>
    <style:style style:name="MP3" style:family="paragraph">
      <loext:graphic-properties draw:fill="solid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1" draw:layer="backgroundobjects" svg:width="8.266cm" svg:height="1.269cm" svg:x="10.783cm" svg:y="0cm">
        <draw:text-box>
          <text:p/>
        </draw:text-box>
      </draw:frame>
      <draw:frame draw:style-name="Mgr1" draw:text-style-name="MP1" draw:layer="backgroundobjects" svg:width="8.266cm" svg:height="1.269cm" svg:x="0cm" svg:y="24.13cm">
        <draw:text-box>
          <text:p/>
        </draw:text-box>
      </draw:frame>
      <draw:frame draw:style-name="Mgr2" draw:text-style-name="MP2" draw:layer="backgroundobjects" svg:width="8.266cm" svg:height="1.269cm" svg:x="10.783cm" svg:y="24.13cm">
        <draw:text-box>
          <text:p><text:span text:style-name="MT1">&lt;number&gt;</text:span></text:p>
        </draw:text-box>
      </draw:frame>
    </style:handout-master>
    <style:master-page style:name="Default" style:page-layout-name="PM1" draw:style-name="Mdp1">
      <draw:frame presentation:style-name="Mpr1" draw:text-style-name="MP2" draw:layer="backgroundobjects" svg:width="22.851cm" svg:height="3.166cm" svg:x="1.269cm" svg:y="0.763cm" presentation:class="title" presentation:user-transformed="true">
        <draw:text-box>
          <text:p/>
        </draw:text-box>
      </draw:frame>
      <draw:frame presentation:style-name="Mpr2" draw:text-style-name="MP2" draw:layer="backgroundobjects" svg:width="22.851cm" svg:height="12.563cm" svg:x="1.269cm" svg:y="4.444cm" presentation:class="outline" presentation:user-transformed="true">
        <draw:text-box>
          <text:p/>
        </draw:text-box>
      </draw:frame>
      <draw:frame presentation:style-name="Mpr3" draw:text-style-name="MP2" draw:layer="backgroundobjects" svg:width="5.918cm" svg:height="1.314cm" svg:x="1.27cm" svg:y="17.348cm" presentation:class="date-time" presentation:user-transformed="true">
        <draw:text-box>
          <text:p/>
        </draw:text-box>
      </draw:frame>
      <draw:frame presentation:style-name="Mpr3" draw:text-style-name="MP2" draw:layer="backgroundobjects" svg:width="8.035cm" svg:height="1.314cm" svg:x="8.677cm" svg:y="17.348cm" presentation:class="footer" presentation:user-transformed="true">
        <draw:text-box>
          <text:p/>
        </draw:text-box>
      </draw:frame>
      <draw:frame presentation:style-name="Mpr3" draw:text-style-name="MP2" draw:layer="backgroundobjects" svg:width="5.918cm" svg:height="1.314cm" svg:x="18.203cm" svg:y="17.348cm" presentation:class="page-number" presentation:user-transformed="true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layout" svg:width="0.001cm" svg:height="0.001cm" svg:x="-0.001cm" svg:y="1.93cm" presentation:class="page"/>
        <draw:frame presentation:style-name="Mpr4" draw:text-style-name="MP2" draw:layer="backgroundobjects" svg:width="15.231cm" svg:height="11.421cm" svg:x="1.904cm" svg:y="12.064cm" presentation:class="notes" presentation:user-transformed="true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2.3$Windows_X86_64 LibreOffice_project/382eef1f22670f7f4118c8c2dd222ec7ad009daf</meta:generator>
    <dc:title>スライド 1</dc:title>
    <dc:description/>
    <dc:subject/>
    <meta:initial-creator>USER</meta:initial-creator>
    <meta:creation-date/>
    <dc:date>2022-11-23T15:09:42.011000000</dc:date>
    <meta:printed-by/>
    <meta:print-date/>
    <meta:keywords>
      <meta:keyword/>
    </meta:keywords>
    <dc:language/>
    <meta:editing-cycles>45</meta:editing-cycles>
    <meta:editing-duration>PT8M18S</meta:editing-duration>
    <meta:document-statistic meta:object-count="27"/>
    <meta:document-statistic meta:object-count="25"/>
    <meta:user-defined meta:name="Category"/>
    <meta:user-defined meta:name="Company"/>
    <meta:user-defined meta:name="Manager"/>
    <meta:user-defined meta:name="Version">LibreOffice/7.4.2.3$Windows_X86_64 LibreOffice_project/382eef1f22670f7f4118c8c2dd222ec7ad009daf</meta:user-defined>
  </office:meta>
</office:document-meta>
</file>